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fill="hatch" draw:fill-color="#c0c0c0" draw:fill-hatch-name="Black_20_45_20_Degrees" draw:fill-hatch-solid="false" draw:textarea-horizontal-align="center" draw:textarea-vertical-align="middle" draw:auto-grow-height="false" fo:padding-top="0.03cm" fo:padding-bottom="0.03cm" fo:padding-left="0.15cm" fo:padding-right="0.15cm" fo:wrap-option="wrap"/>
    </style:style>
    <style:style style:name="gr3" style:family="graphic" style:parent-style-name="standard">
      <style:graphic-properties draw:stroke="none" svg:stroke-color="#000000" draw:fill="none" draw:fill-color="#ffffff" fo:min-height="0.6cm" fo:padding-left="0.05cm" fo:padding-right="0.05cm"/>
    </style:style>
    <style:style style:name="gr4" style:family="graphic" style:parent-style-name="standard">
      <style:graphic-properties draw:fill="hatch" draw:fill-color="#c0c0c0" draw:fill-hatch-name="Black_20_45_20_Degrees" draw:fill-hatch-solid="false" draw:textarea-horizontal-align="center" draw:textarea-vertical-align="middle" draw:auto-grow-height="false" fo:padding-top="0.03cm" fo:padding-bottom="0.03cm" fo:padding-left="0.05cm" fo:padding-right="0.05cm" fo:wrap-option="wrap"/>
    </style:style>
    <style:style style:name="gr5" style:family="graphic" style:parent-style-name="standard">
      <style:graphic-properties draw:stroke="dash" draw:stroke-dash="Fine_20_Dashed_20__28_var_29_" svg:stroke-color="#999999" draw:marker-start-width="0.21cm" draw:marker-end-width="0.21cm" draw:fill="none" draw:textarea-horizontal-align="right" draw:textarea-vertical-align="middle" draw:auto-grow-height="false"/>
    </style:style>
    <style:style style:name="gr6" style:family="graphic" style:parent-style-name="objectwithoutfill">
      <style:graphic-properties draw:marker-end="Arrow" draw:marker-end-width="0.1cm" draw:fill="none" draw:textarea-vertical-align="middle"/>
    </style:style>
    <style:style style:name="gr7" style:family="graphic" style:parent-style-name="standard">
      <style:graphic-properties draw:fill-color="#c0c0c0" draw:textarea-horizontal-align="center" draw:textarea-vertical-align="middle" draw:auto-grow-height="false" fo:padding-top="0.03cm" fo:padding-bottom="0.03cm" fo:padding-left="0.05cm" fo:padding-right="0.05cm" fo:wrap-option="wrap"/>
    </style:style>
    <style:style style:name="gr8" style:family="graphic" style:parent-style-name="standard">
      <style:graphic-properties svg:stroke-width="0.1cm" svg:stroke-color="#c0c0c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9" style:family="graphic" style:parent-style-name="standard">
      <style:graphic-properties draw:stroke="dash" draw:stroke-dash="Fine_20_Dashed_20__28_var_29_" svg:stroke-color="#999999" draw:marker-start-width="0.21cm" draw:marker-end-width="0.21cm" draw:fill="none" draw:textarea-horizontal-align="justify" draw:textarea-vertical-align="middle" draw:auto-grow-height="false"/>
    </style:style>
    <style:style style:name="gr10" style:family="graphic" style:parent-style-name="standard">
      <style:graphic-properties draw:stroke="none" draw:fill="none" draw:fill-color="#c0c0c0" draw:textarea-horizontal-align="center" draw:textarea-vertical-align="middle" draw:auto-grow-height="false" fo:padding-top="0.03cm" fo:padding-bottom="0.03cm" fo:padding-left="0.05cm" fo:padding-right="0.05cm" fo:wrap-option="wrap"/>
    </style:style>
    <style:style style:name="gr11" style:family="graphic" style:parent-style-name="standard">
      <style:graphic-properties draw:stroke="none" svg:stroke-color="#000000" draw:fill="none" draw:fill-color="#ffffff" fo:min-height="0.15cm" fo:padding-left="0.05cm" fo:padding-right="0.05cm"/>
    </style:style>
    <style:style style:name="P1" style:family="paragraph">
      <style:paragraph-properties fo:text-align="center"/>
    </style:style>
    <style:style style:name="P2" style:family="paragraph">
      <style:paragraph-properties fo:text-align="center">
        <style:tab-stops>
          <style:tab-stop style:position="1cm"/>
          <style:tab-stop style:position="6cm"/>
          <style:tab-stop style:position="7cm"/>
        </style:tab-stops>
      </style:paragraph-properties>
    </style:style>
    <style:style style:name="P3" style:family="paragraph">
      <style:paragraph-properties fo:text-align="center">
        <style:tab-stops>
          <style:tab-stop style:position="1cm"/>
          <style:tab-stop style:position="6cm"/>
          <style:tab-stop style:position="7cm"/>
        </style:tab-stops>
      </style:paragraph-properties>
      <style:text-properties fo:font-size="7pt" style:font-size-asian="7pt" style:font-size-complex="7pt"/>
    </style:style>
    <style:style style:name="P4" style:family="paragraph">
      <style:text-properties fo:font-size="8pt" fo:font-weight="bold" style:font-size-asian="8pt" style:font-weight-asian="bold" style:font-size-complex="8pt" style:font-weight-complex="bold"/>
    </style:style>
    <style:style style:name="P5" style:family="paragraph">
      <style:paragraph-properties fo:text-align="center">
        <style:tab-stops/>
      </style:paragraph-properties>
    </style:style>
    <style:style style:name="P6" style:family="paragraph">
      <style:paragraph-properties fo:text-align="center">
        <style:tab-stops/>
      </style:paragraph-properties>
      <style:text-properties fo:font-size="7pt" style:font-size-asian="18pt" style:font-size-complex="18pt"/>
    </style:style>
    <style:style style:name="P7" style:family="paragraph">
      <style:paragraph-properties fo:text-align="end"/>
    </style:style>
    <style:style style:name="P8" style:family="paragraph">
      <style:paragraph-properties fo:text-align="end"/>
      <style:text-properties fo:font-size="7pt" style:font-size-asian="7pt" style:font-size-complex="7pt"/>
    </style:style>
    <style:style style:name="P9" style:family="paragraph">
      <style:paragraph-properties fo:text-align="center"/>
      <style:text-properties fo:font-size="7pt"/>
    </style:style>
    <style:style style:name="P10" style:family="paragraph">
      <style:paragraph-properties fo:text-align="center">
        <style:tab-stops/>
      </style:paragraph-properties>
      <style:text-properties fo:font-size="7pt" style:font-size-asian="7pt" style:font-size-complex="7pt"/>
    </style:style>
    <style:style style:name="P11" style:family="paragraph">
      <style:paragraph-properties fo:margin-left="0.343cm" fo:margin-right="0cm" fo:text-indent="-0.343cm"/>
    </style:style>
    <style:style style:name="P12" style:family="paragraph">
      <style:paragraph-properties fo:margin-left="0.343cm" fo:margin-right="0cm" fo:text-indent="-0.343cm"/>
      <style:text-properties fo:font-size="8pt" fo:font-weight="bold" style:font-size-asian="8pt" style:font-weight-asian="bold" style:font-size-complex="8pt" style:font-weight-complex="bold"/>
    </style:style>
    <style:style style:name="P13" style:family="paragraph">
      <style:paragraph-properties fo:text-align="center"/>
      <style:text-properties fo:font-size="7pt" fo:font-weight="bold" style:font-size-asian="8pt" style:font-weight-asian="bold" style:font-size-complex="8pt" style:font-weight-complex="bold"/>
    </style:style>
    <style:style style:name="P14" style:family="paragraph">
      <style:paragraph-properties fo:text-align="start">
        <style:tab-stops/>
      </style:paragraph-properties>
    </style:style>
    <style:style style:name="P15" style:family="paragraph">
      <style:paragraph-properties fo:text-align="start">
        <style:tab-stops/>
      </style:paragraph-properties>
      <style:text-properties fo:font-size="7pt" style:font-size-asian="18pt" style:font-size-complex="18pt"/>
    </style:style>
    <style:style style:name="P16" style:family="paragraph">
      <style:paragraph-properties fo:margin-left="0.359cm" fo:margin-right="0cm" fo:text-indent="-0.359cm"/>
    </style:style>
    <style:style style:name="P17" style:family="paragraph">
      <style:paragraph-properties fo:margin-left="0.359cm" fo:margin-right="0cm" fo:text-indent="-0.359cm"/>
      <style:text-properties fo:font-size="8pt" fo:font-weight="bold" style:font-size-asian="8pt" style:font-weight-asian="bold" style:font-size-complex="8pt" style:font-weight-complex="bold"/>
    </style:style>
    <style:style style:name="P18" style:family="paragraph">
      <style:paragraph-properties fo:text-align="center"/>
      <style:text-properties fo:font-size="7pt" style:font-size-asian="18pt" style:font-size-complex="18pt"/>
    </style:style>
    <style:style style:name="P19" style:family="paragraph">
      <style:text-properties fo:font-size="8pt" fo:font-weight="normal" style:font-size-asian="8pt" style:font-weight-asian="normal" style:font-size-complex="8pt" style:font-weight-complex="normal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8pt" fo:font-weight="bold" style:font-size-asian="8pt" style:font-weight-asian="bold" style:font-size-complex="8pt" style:font-weight-complex="bold"/>
    </style:style>
    <style:style style:name="T3" style:family="text">
      <style:text-properties fo:font-size="7pt" style:font-size-asian="18pt" style:font-size-complex="18pt"/>
    </style:style>
    <style:style style:name="T4" style:family="text">
      <style:text-properties style:text-position="sub 58%" fo:font-size="8pt" fo:font-weight="bold" style:font-size-asian="8pt" style:font-weight-asian="bold" style:font-size-complex="8pt" style:font-weight-complex="bold"/>
    </style:style>
    <style:style style:name="T5" style:family="text">
      <style:text-properties style:text-position="0% 100%" fo:font-size="8pt" fo:font-weight="bold" style:font-size-asian="8pt" style:font-weight-asian="bold" style:font-size-complex="8pt" style:font-weight-complex="bold"/>
    </style:style>
    <style:style style:name="T6" style:family="text">
      <style:text-properties fo:font-size="7pt" fo:font-weight="bold" style:font-size-asian="8pt" style:font-weight-asian="bold" style:font-size-complex="8pt" style:font-weight-complex="bold"/>
    </style:style>
    <style:style style:name="T7" style:family="text">
      <style:text-properties fo:font-size="8pt" fo:font-weight="normal" style:font-size-asian="8pt" style:font-weight-asian="normal" style:font-size-complex="8pt" style:font-weight-complex="normal"/>
    </style:style>
    <style:style style:name="T8" style:family="text">
      <style:text-properties style:text-position="sub 58%" fo:font-size="8pt" fo:font-weight="normal" style:font-size-asian="8pt" style:font-weight-asian="normal" style:font-size-complex="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0.6cm" svg:y1="3.3cm" svg:x2="0.3cm" svg:y2="3.3cm">
          <text:p/>
        </draw:line>
        <draw:custom-shape draw:style-name="gr2" draw:text-style-name="P3" draw:layer="layout" svg:width="1.9cm" svg:height="0.4cm" svg:x="0.6cm" svg:y="1.6cm">
          <text:p text:style-name="P2"><text:span text:style-name="T1">Sequence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0.8cm" svg:y1="2cm" svg:x2="0.8cm" svg:y2="2.8cm">
          <text:p/>
        </draw:line>
        <draw:line draw:style-name="gr1" draw:text-style-name="P1" draw:layer="layout" svg:x1="0.6cm" svg:y1="6.3cm" svg:x2="0.3cm" svg:y2="6.3cm">
          <text:p/>
        </draw:line>
        <draw:line draw:style-name="gr1" draw:text-style-name="P1" draw:layer="layout" svg:x1="1.1cm" svg:y1="2.3cm" svg:x2="0.8cm" svg:y2="2.3cm">
          <text:p/>
        </draw:line>
        <draw:custom-shape draw:style-name="gr2" draw:text-style-name="P3" draw:layer="layout" svg:width="1.9cm" svg:height="0.4cm" svg:x="0.1cm" svg:y="1.1cm">
          <text:p text:style-name="P2"><text:span text:style-name="T1">Sequence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0.6cm" svg:y1="1.8cm" svg:x2="0.3cm" svg:y2="1.8cm">
          <text:p/>
        </draw:line>
        <draw:line draw:style-name="gr1" draw:text-style-name="P1" draw:layer="layout" svg:x1="0.3cm" svg:y1="1.5cm" svg:x2="0.3cm" svg:y2="6.3cm">
          <text:p/>
        </draw:line>
        <draw:frame draw:style-name="gr3" draw:text-style-name="P4" draw:layer="layout" svg:width="8.3cm" svg:height="0.85cm" svg:x="0cm" svg:y="0cm">
          <draw:text-box>
            <text:p><text:span text:style-name="T2">a) Example of two similar sequences:</text:span></text:p>
          </draw:text-box>
        </draw:frame>
        <draw:custom-shape draw:style-name="gr4" draw:text-style-name="P6" xml:id="id1" draw:id="id1" draw:layer="layout" svg:width="0.5cm" svg:height="0.4cm" svg:x="7.9cm" svg:y="1.1cm">
          <text:p text:style-name="P5"><text:span text:style-name="T3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xml:id="id2" draw:id="id2" draw:layer="layout" svg:width="0.5cm" svg:height="0.4cm" svg:x="7.9cm" svg:y="1.8cm">
          <text:p text:style-name="P5"><text:span text:style-name="T3">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xml:id="id4" draw:id="id4" draw:layer="layout" svg:width="0.5cm" svg:height="0.4cm" svg:x="7.9cm" svg:y="3.2cm">
          <text:p text:style-name="P5"><text:span text:style-name="T3">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xml:id="id5" draw:id="id5" draw:layer="layout" svg:width="1.5cm" svg:height="0.4cm" svg:x="7.4cm" svg:y="3.9cm">
          <text:p text:style-name="P5"><text:span text:style-name="T3">Selection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xml:id="id6" draw:id="id6" draw:layer="layout" svg:width="0.5cm" svg:height="0.4cm" svg:x="7.9cm" svg:y="4.6cm">
          <text:p text:style-name="P5"><text:span text:style-name="T3">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xml:id="id7" draw:id="id7" draw:layer="layout" svg:width="0.5cm" svg:height="0.4cm" svg:x="9.1cm" svg:y="1.1cm">
          <text:p text:style-name="P5"><text:span text:style-name="T3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xml:id="id8" draw:id="id8" draw:layer="layout" svg:width="0.5cm" svg:height="0.4cm" svg:x="9.1cm" svg:y="1.8cm">
          <text:p text:style-name="P5"><text:span text:style-name="T3">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xml:id="id10" draw:id="id10" draw:layer="layout" svg:width="0.5cm" svg:height="0.4cm" svg:x="9.1cm" svg:y="3.2cm">
          <text:p text:style-name="P5"><text:span text:style-name="T3">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xml:id="id11" draw:id="id11" draw:layer="layout" svg:width="0.5cm" svg:height="0.4cm" svg:x="9.1cm" svg:y="3.9cm">
          <text:p text:style-name="P5"><text:span text:style-name="T3">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xml:id="id12" draw:id="id12" draw:layer="layout" svg:width="0.5cm" svg:height="0.4cm" svg:x="9.1cm" svg:y="4.6cm">
          <text:p text:style-name="P5"><text:span text:style-name="T3">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5.6cm" svg:height="0.6cm" svg:x="7.3cm" svg:y="3.8cm">
          <text:p text:style-name="P7"><text:span text:style-name="T1">change({Selection 1}, {h})</text:span></text:p>
          <draw:enhanced-geometry svg:viewBox="0 0 21600 21600" draw:type="rectangle" draw:enhanced-path="M 0 0 L 21600 0 21600 21600 0 21600 0 0 Z N"/>
        </draw:custom-shape>
        <draw:connector draw:style-name="gr6" draw:text-style-name="P9" draw:layer="layout" svg:x1="8.15cm" svg:y1="1.5cm" svg:x2="8.15cm" svg:y2="1.8cm" draw:start-shape="id1" draw:start-glue-point="2" draw:end-shape="id2" draw:end-glue-point="0" svg:d="m8150 1500v300">
          <text:p/>
        </draw:connector>
        <draw:connector draw:style-name="gr6" draw:text-style-name="P9" draw:layer="layout" svg:x1="8.15cm" svg:y1="2.2cm" svg:x2="8.15cm" svg:y2="2.5cm" draw:start-shape="id2" draw:start-glue-point="2" draw:end-shape="id3" draw:end-glue-point="0" svg:d="m8150 2200v300">
          <text:p/>
        </draw:connector>
        <draw:connector draw:style-name="gr6" draw:text-style-name="P9" draw:layer="layout" svg:x1="8.15cm" svg:y1="3.6cm" svg:x2="8.15cm" svg:y2="3.9cm" draw:start-shape="id4" draw:start-glue-point="2" draw:end-shape="id5" draw:end-glue-point="0" svg:d="m8150 3600v300">
          <text:p/>
        </draw:connector>
        <draw:connector draw:style-name="gr6" draw:text-style-name="P9" draw:layer="layout" svg:x1="8.15cm" svg:y1="4.3cm" svg:x2="8.15cm" svg:y2="4.6cm" draw:start-shape="id5" draw:start-glue-point="2" draw:end-shape="id6" draw:end-glue-point="0" svg:d="m8150 4300v300">
          <text:p/>
        </draw:connector>
        <draw:connector draw:style-name="gr6" draw:text-style-name="P9" draw:layer="layout" svg:x1="9.35cm" svg:y1="1.5cm" svg:x2="9.35cm" svg:y2="1.8cm" draw:start-shape="id7" draw:start-glue-point="2" draw:end-shape="id8" draw:end-glue-point="0" svg:d="m9350 1500v300">
          <text:p/>
        </draw:connector>
        <draw:connector draw:style-name="gr6" draw:text-style-name="P9" draw:layer="layout" svg:x1="9.35cm" svg:y1="2.2cm" svg:x2="9.35cm" svg:y2="2.5cm" draw:start-shape="id8" draw:start-glue-point="2" draw:end-shape="id9" draw:end-glue-point="0" svg:d="m9350 2200v300">
          <text:p/>
        </draw:connector>
        <draw:connector draw:style-name="gr6" draw:text-style-name="P9" draw:layer="layout" svg:x1="9.35cm" svg:y1="3.6cm" svg:x2="9.35cm" svg:y2="3.9cm" draw:start-shape="id10" draw:start-glue-point="2" draw:end-shape="id11" draw:end-glue-point="0" svg:d="m9350 3600v300">
          <text:p/>
        </draw:connector>
        <draw:connector draw:style-name="gr6" draw:text-style-name="P9" draw:layer="layout" svg:x1="9.35cm" svg:y1="4.3cm" svg:x2="9.35cm" svg:y2="4.6cm" draw:start-shape="id11" draw:start-glue-point="2" draw:end-shape="id12" draw:end-glue-point="0" svg:d="m9350 4300v300">
          <text:p/>
        </draw:connector>
        <draw:custom-shape draw:style-name="gr4" draw:text-style-name="P6" draw:layer="layout" svg:width="0.5cm" svg:height="0.4cm" svg:x="0.6cm" svg:y="6.1cm">
          <text:p text:style-name="P5"><text:span text:style-name="T3">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0" draw:layer="layout" svg:width="0.5cm" svg:height="0.4cm" svg:x="1.1cm" svg:y="2.1cm">
          <text:p text:style-name="P5"><text:span text:style-name="T1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6cm" svg:height="0.4cm" svg:x="0.6cm" svg:y="3.1cm">
          <text:p text:style-name="P2"><text:span text:style-name="T1">Optional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1.1cm" svg:y1="2.8cm" svg:x2="0.8cm" svg:y2="2.8cm">
          <text:p/>
        </draw:line>
        <draw:line draw:style-name="gr1" draw:text-style-name="P1" draw:layer="layout" svg:x1="0.8cm" svg:y1="3.5cm" svg:x2="0.8cm" svg:y2="3.8cm">
          <text:p/>
        </draw:line>
        <draw:custom-shape draw:style-name="gr4" draw:text-style-name="P6" draw:layer="layout" svg:width="0.5cm" svg:height="0.4cm" svg:x="1.1cm" svg:y="2.6cm">
          <text:p text:style-name="P5"><text:span text:style-name="T3">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9cm" svg:height="0.4cm" svg:x="3.9cm" svg:y="1.6cm">
          <text:p text:style-name="P2"><text:span text:style-name="T1">Sequence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4.1cm" svg:y1="2cm" svg:x2="4.1cm" svg:y2="2.8cm">
          <text:p/>
        </draw:line>
        <draw:line draw:style-name="gr1" draw:text-style-name="P1" draw:layer="layout" svg:x1="4.4cm" svg:y1="2.3cm" svg:x2="4.1cm" svg:y2="2.3cm">
          <text:p/>
        </draw:line>
        <draw:custom-shape draw:style-name="gr2" draw:text-style-name="P3" draw:layer="layout" svg:width="1.9cm" svg:height="0.4cm" svg:x="3.4cm" svg:y="1.1cm">
          <text:p text:style-name="P2"><text:span text:style-name="T1">Sequence 3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3.9cm" svg:y1="1.8cm" svg:x2="3.6cm" svg:y2="1.8cm">
          <text:p/>
        </draw:line>
        <draw:line draw:style-name="gr1" draw:text-style-name="P1" draw:layer="layout" svg:x1="3.6cm" svg:y1="1.5cm" svg:x2="3.6cm" svg:y2="3.3cm">
          <text:p/>
        </draw:line>
        <draw:custom-shape draw:style-name="gr4" draw:text-style-name="P6" draw:layer="layout" svg:width="0.5cm" svg:height="0.4cm" svg:x="4.4cm" svg:y="2.1cm">
          <text:p text:style-name="P5"><text:span text:style-name="T3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0.5cm" svg:height="0.4cm" svg:x="4.4cm" svg:y="6.1cm">
          <text:p text:style-name="P5"><text:span text:style-name="T3">g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4.4cm" svg:y1="2.8cm" svg:x2="4.1cm" svg:y2="2.8cm">
          <text:p/>
        </draw:line>
        <draw:custom-shape draw:style-name="gr4" draw:text-style-name="P6" draw:layer="layout" svg:width="0.5cm" svg:height="0.4cm" svg:x="4.4cm" svg:y="2.6cm">
          <text:p text:style-name="P5"><text:span text:style-name="T3">b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draw:layer="layout" svg:width="8.3cm" svg:height="0.85cm" svg:x="7.3cm" svg:y="0cm">
          <draw:text-box>
            <text:p><text:span text:style-name="T2">b) Deltas of the two similar sequences:</text:span></text:p>
          </draw:text-box>
        </draw:frame>
        <draw:frame draw:style-name="gr3" draw:text-style-name="P12" draw:layer="layout" svg:width="12.9cm" svg:height="0.979cm" svg:x="0cm" svg:y="6.8cm">
          <draw:text-box>
            <text:p text:style-name="P11"><text:span text:style-name="T2">c) Example of a flattened instance of sequence t</text:span><text:span text:style-name="T4">1</text:span><text:span text:style-name="T4"><text:line-break/></text:span><text:span text:style-name="T5">(no adaptation required)</text:span></text:p>
          </draw:text-box>
        </draw:frame>
        <draw:custom-shape draw:style-name="gr7" draw:text-style-name="P6" xml:id="id43" draw:id="id43" draw:layer="layout" svg:width="0.5cm" svg:height="0.4cm" svg:x="0.2cm" svg:y="8.5cm">
          <text:p text:style-name="P5"><text:span text:style-name="T3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xml:id="id44" draw:id="id44" draw:layer="layout" svg:width="0.5cm" svg:height="0.4cm" svg:x="1cm" svg:y="8.5cm">
          <text:p text:style-name="P5"><text:span text:style-name="T3">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xml:id="id15" draw:id="id15" draw:layer="layout" svg:width="0.5cm" svg:height="0.4cm" svg:x="3.5cm" svg:y="7.8cm">
          <text:p text:style-name="P5"><text:span text:style-name="T3">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9" draw:layer="layout" svg:x1="1.6cm" svg:y1="8cm" svg:x2="1.9cm" svg:y2="8cm" draw:start-shape="id13" draw:start-glue-point="1" draw:end-shape="id14" draw:end-glue-point="3" svg:d="m1600 8000h300">
          <text:p/>
        </draw:connector>
        <draw:custom-shape draw:style-name="gr7" draw:text-style-name="P6" xml:id="id32" draw:id="id32" draw:layer="layout" svg:width="0.5cm" svg:height="0.4cm" svg:x="6.1cm" svg:y="7.8cm">
          <text:p text:style-name="P5"><text:span text:style-name="T3">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9" draw:layer="layout" svg:x1="4cm" svg:y1="8cm" svg:x2="4.3cm" svg:y2="8cm" draw:start-shape="id15" draw:start-glue-point="1" draw:end-shape="id16" draw:end-glue-point="3" svg:d="m4000 8000h300">
          <text:p/>
        </draw:connector>
        <draw:frame draw:style-name="gr3" draw:text-style-name="P4" draw:layer="layout" svg:width="12.9cm" svg:height="0.85cm" svg:x="0cm" svg:y="9.3cm">
          <draw:text-box>
            <text:p><text:span text:style-name="T2">d) Adaptation of a flattened instance of sequence t</text:span><text:span text:style-name="T4">2</text:span></text:p>
          </draw:text-box>
        </draw:frame>
        <draw:custom-shape draw:style-name="gr7" draw:text-style-name="P6" xml:id="id18" draw:id="id18" draw:layer="layout" svg:width="0.5cm" svg:height="0.4cm" svg:x="2.3cm" svg:y="9.9cm">
          <text:p text:style-name="P5"><text:span text:style-name="T3">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xml:id="id20" draw:id="id20" draw:layer="layout" svg:width="0.5cm" svg:height="0.4cm" svg:x="6.1cm" svg:y="9.9cm">
          <text:p text:style-name="P5"><text:span text:style-name="T3">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9" draw:layer="layout" svg:x1="1.6cm" svg:y1="10.1cm" svg:x2="2.3cm" svg:y2="10.1cm" draw:start-shape="id17" draw:start-glue-point="1" draw:end-shape="id18" draw:end-glue-point="3" svg:d="m1600 10100h700">
          <text:p/>
        </draw:connector>
        <draw:connector draw:style-name="gr6" draw:text-style-name="P9" draw:layer="layout" svg:x1="5.3cm" svg:y1="10.1cm" svg:x2="6.1cm" svg:y2="10.1cm" draw:start-shape="id19" draw:start-glue-point="1" draw:end-shape="id20" draw:end-glue-point="3" svg:d="m5300 10100h800">
          <text:p/>
        </draw:connector>
        <draw:custom-shape draw:style-name="gr7" draw:text-style-name="P6" xml:id="id21" draw:id="id21" draw:layer="layout" svg:width="0.5cm" svg:height="0.4cm" svg:x="3.5cm" svg:y="9.9cm">
          <text:p text:style-name="P5"><text:span text:style-name="T3">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xml:id="id19" draw:id="id19" draw:layer="layout" svg:width="0.5cm" svg:height="0.4cm" svg:x="4.8cm" svg:y="9.9cm">
          <text:p text:style-name="P5"><text:span text:style-name="T3">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9" draw:layer="layout" svg:x1="4cm" svg:y1="10.1cm" svg:x2="4.8cm" svg:y2="10.1cm" draw:start-shape="id21" draw:start-glue-point="1" draw:end-shape="id19" draw:end-glue-point="3" svg:d="m4000 10100h800">
          <text:p/>
        </draw:connector>
        <draw:connector draw:style-name="gr6" draw:text-style-name="P9" draw:layer="layout" svg:x1="2.8cm" svg:y1="10.1cm" svg:x2="3.5cm" svg:y2="10.1cm" draw:start-shape="id18" draw:start-glue-point="1" draw:end-shape="id21" draw:end-glue-point="3" svg:d="m2800 10100h700">
          <text:p/>
        </draw:connector>
        <draw:custom-shape draw:style-name="gr8" draw:text-style-name="P13" draw:layer="layout" svg:width="4cm" svg:height="1.1cm" svg:x="1.4cm" svg:y="11.1cm">
          <text:p text:style-name="P1"><text:span text:style-name="T6">Adaptations</text:span><text:span text:style-name="T6"><text:line-break/></text:span><text:span text:style-name="T6">based on deltas</text:span></text:p>
          <draw:enhanced-geometry svg:viewBox="0 0 21600 21600" draw:text-areas="?f0 0 ?f2 ?f5" draw:type="down-arrow" draw:modifiers="13477.9291553134 5234.3329886246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1" draw:layer="layout" svg:width="0.7cm" svg:height="0.4cm" svg:x="8.7cm" svg:y="13.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2.2cm" svg:height="0.4cm" svg:x="9.4cm" svg:y="13.1cm">
          <text:p text:style-name="P14"><text:span text:style-name="T3">= delta with detail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17" draw:layer="layout" svg:width="5.6cm" svg:height="1.205cm" svg:x="7.3cm" svg:y="6.8cm">
          <draw:text-box>
            <text:p text:style-name="P16"><text:span text:style-name="T2">e) Task structure after re-application of</text:span><text:span text:style-name="T2"><text:line-break/></text:span><text:span text:style-name="T2">the alternating iteration and sequence</text:span><text:span text:style-name="T2"><text:line-break/></text:span><text:span text:style-name="T2">detection</text:span></text:p>
          </draw:text-box>
        </draw:frame>
        <draw:custom-shape draw:style-name="gr4" draw:text-style-name="P6" xml:id="id22" draw:id="id22" draw:layer="layout" svg:width="1.3cm" svg:height="0.4cm" svg:x="8.6cm" svg:y="9.1cm">
          <text:p text:style-name="P5"><text:span text:style-name="T3">Optional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xml:id="id23" draw:id="id23" draw:layer="layout" svg:width="0.5cm" svg:height="0.4cm" svg:x="9cm" svg:y="10cm">
          <text:p text:style-name="P5"><text:span text:style-name="T3">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line" svg:x1="9.25cm" svg:y1="9.5cm" svg:x2="9.25cm" svg:y2="10cm" draw:start-shape="id22" draw:start-glue-point="2" draw:end-shape="id23" draw:end-glue-point="0" svg:d="m9250 9500v500">
          <text:p/>
        </draw:connector>
        <draw:connector draw:style-name="gr1" draw:text-style-name="P18" draw:layer="layout" draw:type="lines" draw:line-skew="0.301cm -0.301cm" svg:x1="9.25cm" svg:y1="9.1cm" svg:x2="10.05cm" svg:y2="8.4cm" draw:start-shape="id22" draw:start-glue-point="0" draw:end-shape="id24" draw:end-glue-point="2" svg:d="m9250 9100v-200l800-300v-200">
          <text:p/>
        </draw:connector>
        <draw:custom-shape draw:style-name="gr4" draw:text-style-name="P6" xml:id="id24" draw:id="id24" draw:layer="layout" svg:width="1.5cm" svg:height="0.4cm" svg:x="9.3cm" svg:y="8cm">
          <text:p text:style-name="P5"><text:span text:style-name="T3">Sequence 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xml:id="id28" draw:id="id28" draw:layer="layout" svg:width="0.5cm" svg:height="0.4cm" svg:x="7.4cm" svg:y="9.1cm">
          <text:p text:style-name="P5"><text:span text:style-name="T3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xml:id="id25" draw:id="id25" draw:layer="layout" svg:width="1.5cm" svg:height="0.4cm" svg:x="10.7cm" svg:y="9.1cm">
          <text:p text:style-name="P5"><text:span text:style-name="T3">Selection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xml:id="id27" draw:id="id27" draw:layer="layout" svg:width="0.5cm" svg:height="0.4cm" svg:x="11.2cm" svg:y="10cm">
          <text:p text:style-name="P5"><text:span text:style-name="T3">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xml:id="id26" draw:id="id26" draw:layer="layout" svg:width="0.5cm" svg:height="0.4cm" svg:x="11.8cm" svg:y="10cm">
          <text:p text:style-name="P5"><text:span text:style-name="T3">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xml:id="id29" draw:id="id29" draw:layer="layout" svg:width="0.5cm" svg:height="0.4cm" svg:x="12.4cm" svg:y="9.1cm">
          <text:p text:style-name="P5"><text:span text:style-name="T3">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8" draw:layer="layout" draw:type="lines" draw:line-skew="-0.301cm 0.301cm" svg:x1="11.45cm" svg:y1="9.5cm" svg:x2="12.05cm" svg:y2="10cm" draw:start-shape="id25" draw:start-glue-point="2" draw:end-shape="id26" draw:end-glue-point="0" svg:d="m11450 9500v200l600 100v200">
          <text:p/>
        </draw:connector>
        <draw:connector draw:style-name="gr1" draw:text-style-name="P18" draw:layer="layout" draw:type="lines" draw:line-skew="0.301cm -0.301cm" svg:x1="11.45cm" svg:y1="10cm" svg:x2="11.45cm" svg:y2="9.5cm" draw:start-shape="id27" draw:start-glue-point="0" draw:end-shape="id25" draw:end-glue-point="2" svg:d="m11450 10000v-200-100-200">
          <text:p/>
        </draw:connector>
        <draw:connector draw:style-name="gr1" draw:text-style-name="P18" draw:layer="layout" draw:type="lines" draw:line-skew="0.301cm -0.301cm" svg:x1="7.65cm" svg:y1="9.1cm" svg:x2="10.05cm" svg:y2="8.4cm" draw:start-shape="id28" draw:start-glue-point="0" draw:end-shape="id24" draw:end-glue-point="2" svg:d="m7650 9100v-200l2400-300v-200">
          <text:p/>
        </draw:connector>
        <draw:connector draw:style-name="gr1" draw:text-style-name="P18" draw:layer="layout" draw:type="lines" draw:line-skew="-0.301cm 0.301cm" svg:x1="10.05cm" svg:y1="8.4cm" svg:x2="12.65cm" svg:y2="9.1cm" draw:start-shape="id24" draw:start-glue-point="2" draw:end-shape="id29" draw:end-glue-point="0" svg:d="m10050 8400v200l2600 300v200">
          <text:p/>
        </draw:connector>
        <draw:connector draw:style-name="gr1" draw:text-style-name="P18" draw:layer="layout" draw:type="lines" draw:line-skew="-0.301cm 0.301cm" svg:x1="10.05cm" svg:y1="8.4cm" svg:x2="11.45cm" svg:y2="9.1cm" draw:start-shape="id24" draw:start-glue-point="2" draw:end-shape="id25" draw:end-glue-point="0" svg:d="m10050 8400v200l1400 300v200">
          <text:p/>
        </draw:connector>
        <draw:frame draw:style-name="gr11" draw:text-style-name="P19" draw:layer="layout" svg:width="1.3cm" svg:height="0.661cm" svg:x="0.1cm" svg:y="0.5cm">
          <draw:text-box>
            <text:p><text:span text:style-name="T7">t</text:span><text:span text:style-name="T8">1</text:span><text:span text:style-name="T7">:</text:span></text:p>
          </draw:text-box>
        </draw:frame>
        <draw:frame draw:style-name="gr11" draw:text-style-name="P19" draw:layer="layout" svg:width="1.3cm" svg:height="0.661cm" svg:x="3.4cm" svg:y="0.5cm">
          <draw:text-box>
            <text:p><text:span text:style-name="T7">t</text:span><text:span text:style-name="T8">2</text:span><text:span text:style-name="T7">:</text:span></text:p>
          </draw:text-box>
        </draw:frame>
        <draw:frame draw:style-name="gr11" draw:text-style-name="P19" draw:layer="layout" svg:width="1.3cm" svg:height="0.661cm" svg:x="7.8cm" svg:y="0.501cm">
          <draw:text-box>
            <text:p><text:span text:style-name="T7">l(t</text:span><text:span text:style-name="T8">1</text:span><text:span text:style-name="T7">):</text:span></text:p>
          </draw:text-box>
        </draw:frame>
        <draw:frame draw:style-name="gr11" draw:text-style-name="P19" draw:layer="layout" svg:width="1.3cm" svg:height="0.661cm" svg:x="9cm" svg:y="0.502cm">
          <draw:text-box>
            <text:p><text:span text:style-name="T7">l(t</text:span><text:span text:style-name="T8">2</text:span><text:span text:style-name="T7">):</text:span></text:p>
          </draw:text-box>
        </draw:frame>
        <draw:custom-shape draw:style-name="gr7" draw:text-style-name="P6" draw:layer="layout" svg:width="0.5cm" svg:height="0.4cm" svg:x="8.7cm" svg:y="11.1cm">
          <text:p text:style-name="P5"><text:span text:style-name="T3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5" draw:layer="layout" svg:width="3.2cm" svg:height="0.4cm" svg:x="9.2cm" svg:y="11.1cm">
          <text:p text:style-name="P14"><text:span text:style-name="T3">= Instance of Event Task “a“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1.3cm" svg:height="0.4cm" svg:x="8.7cm" svg:y="11.6cm">
          <text:p text:style-name="P5"><text:span text:style-name="T3">Iteration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5" draw:layer="layout" svg:width="2.9cm" svg:height="0.4cm" svg:x="10cm" svg:y="11.6cm">
          <text:p text:style-name="P14"><text:span text:style-name="T3">= Instance of “Iteration 1“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0.5cm" svg:height="0.4cm" svg:x="8.7cm" svg:y="12.1cm">
          <text:p text:style-name="P5"><text:span text:style-name="T3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5" draw:layer="layout" svg:width="2cm" svg:height="0.4cm" svg:x="9.2cm" svg:y="12.1cm">
          <text:p text:style-name="P14"><text:span text:style-name="T3">= Event Task “a“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1.3cm" svg:height="0.4cm" svg:x="8.7cm" svg:y="12.6cm">
          <text:p text:style-name="P5"><text:span text:style-name="T3">Iteration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5" draw:layer="layout" svg:width="1.6cm" svg:height="0.4cm" svg:x="10cm" svg:y="12.6cm">
          <text:p text:style-name="P14"><text:span text:style-name="T3">= “Iteration 1“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0.5cm" svg:height="0.4cm" svg:x="1.099cm" svg:y="3.6cm">
          <text:p text:style-name="P5"><text:span text:style-name="T3">c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1.1cm" svg:y1="3.801cm" svg:x2="0.8cm" svg:y2="3.801cm">
          <text:p/>
        </draw:line>
        <draw:custom-shape draw:style-name="gr2" draw:text-style-name="P3" draw:layer="layout" svg:width="1.8cm" svg:height="0.4cm" svg:x="0.6cm" svg:y="4.6cm">
          <text:p text:style-name="P2"><text:span text:style-name="T1">Selection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0.6cm" svg:y1="4.8cm" svg:x2="0.3cm" svg:y2="4.8cm">
          <text:p/>
        </draw:line>
        <draw:custom-shape draw:style-name="gr4" draw:text-style-name="P6" draw:layer="layout" svg:width="0.5cm" svg:height="0.4cm" svg:x="1.1cm" svg:y="5.1cm">
          <text:p text:style-name="P5"><text:span text:style-name="T3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1.1cm" svg:y1="5.3cm" svg:x2="0.8cm" svg:y2="5.3cm">
          <text:p/>
        </draw:line>
        <draw:line draw:style-name="gr1" draw:text-style-name="P1" draw:layer="layout" svg:x1="0.8cm" svg:y1="5cm" svg:x2="0.8cm" svg:y2="5.8cm">
          <text:p/>
        </draw:line>
        <draw:custom-shape draw:style-name="gr4" draw:text-style-name="P6" draw:layer="layout" svg:width="0.5cm" svg:height="0.4cm" svg:x="1.1cm" svg:y="5.6cm">
          <text:p text:style-name="P5"><text:span text:style-name="T3">f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1.1cm" svg:y1="5.8cm" svg:x2="0.8cm" svg:y2="5.8cm">
          <text:p/>
        </draw:line>
        <draw:custom-shape draw:style-name="gr2" draw:text-style-name="P3" draw:layer="layout" svg:width="1.9cm" svg:height="0.4cm" svg:x="3.9cm" svg:y="3.1cm">
          <text:p text:style-name="P2"><text:span text:style-name="T1">Sequence 4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4.1cm" svg:y1="3.5cm" svg:x2="4.1cm" svg:y2="6.3cm">
          <text:p/>
        </draw:line>
        <draw:line draw:style-name="gr1" draw:text-style-name="P1" draw:layer="layout" svg:x1="4.4cm" svg:y1="3.8cm" svg:x2="4.1cm" svg:y2="3.8cm">
          <text:p/>
        </draw:line>
        <draw:line draw:style-name="gr1" draw:text-style-name="P1" draw:layer="layout" svg:x1="3.9cm" svg:y1="3.3cm" svg:x2="3.6cm" svg:y2="3.3cm">
          <text:p/>
        </draw:line>
        <draw:custom-shape draw:style-name="gr4" draw:text-style-name="P6" draw:layer="layout" svg:width="0.5cm" svg:height="0.4cm" svg:x="4.4cm" svg:y="3.6cm">
          <text:p text:style-name="P5"><text:span text:style-name="T3">c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4.4cm" svg:y1="4.3cm" svg:x2="4.1cm" svg:y2="4.3cm">
          <text:p/>
        </draw:line>
        <draw:custom-shape draw:style-name="gr4" draw:text-style-name="P6" draw:layer="layout" svg:width="0.5cm" svg:height="0.4cm" svg:x="4.4cm" svg:y="4.1cm">
          <text:p text:style-name="P5"><text:span text:style-name="T3">d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4.4cm" svg:y1="6.3cm" svg:x2="4.1cm" svg:y2="6.3cm">
          <text:p/>
        </draw:line>
        <draw:line draw:style-name="gr1" draw:text-style-name="P1" draw:layer="layout" svg:x1="0.6cm" svg:y1="4.3cm" svg:x2="0.3cm" svg:y2="4.3cm">
          <text:p/>
        </draw:line>
        <draw:custom-shape draw:style-name="gr4" draw:text-style-name="P6" draw:layer="layout" svg:width="0.5cm" svg:height="0.4cm" svg:x="0.6cm" svg:y="4.1cm">
          <text:p text:style-name="P5"><text:span text:style-name="T3">d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4.4cm" svg:y1="4.8cm" svg:x2="4.1cm" svg:y2="4.8cm">
          <text:p/>
        </draw:line>
        <draw:custom-shape draw:style-name="gr4" draw:text-style-name="P6" draw:layer="layout" svg:width="0.5cm" svg:height="0.4cm" svg:x="4.4cm" svg:y="4.6cm">
          <text:p text:style-name="P5"><text:span text:style-name="T3">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xml:id="id3" draw:id="id3" draw:layer="layout" svg:width="0.5cm" svg:height="0.4cm" svg:x="7.9cm" svg:y="2.5cm">
          <text:p text:style-name="P5"><text:span text:style-name="T3">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xml:id="id9" draw:id="id9" draw:layer="layout" svg:width="0.5cm" svg:height="0.4cm" svg:x="9.1cm" svg:y="2.5cm">
          <text:p text:style-name="P5"><text:span text:style-name="T3">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9" draw:layer="layout" svg:x1="8.15cm" svg:y1="2.9cm" svg:x2="8.15cm" svg:y2="3.2cm" draw:start-shape="id3" draw:start-glue-point="2" draw:end-shape="id4" draw:end-glue-point="0" svg:d="m8150 2900v300">
          <text:p/>
        </draw:connector>
        <draw:connector draw:style-name="gr6" draw:text-style-name="P9" draw:layer="layout" svg:x1="9.35cm" svg:y1="2.9cm" svg:x2="9.35cm" svg:y2="3.2cm" draw:start-shape="id9" draw:start-glue-point="2" draw:end-shape="id10" draw:end-glue-point="0" svg:d="m9350 2900v300">
          <text:p/>
        </draw:connector>
        <draw:custom-shape draw:style-name="gr7" draw:text-style-name="P6" xml:id="id14" draw:id="id14" draw:layer="layout" svg:width="1.3cm" svg:height="0.4cm" svg:x="1.9cm" svg:y="7.8cm">
          <text:p text:style-name="P5"><text:span text:style-name="T3">Optional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xml:id="id30" draw:id="id30" draw:layer="layout" svg:width="0.5cm" svg:height="0.4cm" svg:x="2.3cm" svg:y="8.5cm">
          <text:p text:style-name="P5"><text:span text:style-name="T3">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line" svg:x1="2.55cm" svg:y1="8.2cm" svg:x2="2.55cm" svg:y2="8.5cm" draw:start-shape="id14" draw:start-glue-point="2" draw:end-shape="id30" draw:end-glue-point="0" svg:d="m2550 8200v300">
          <text:p/>
        </draw:connector>
        <draw:connector draw:style-name="gr6" draw:text-style-name="P9" draw:layer="layout" svg:x1="3.2cm" svg:y1="8cm" svg:x2="3.5cm" svg:y2="8cm" draw:start-shape="id14" draw:start-glue-point="1" draw:end-shape="id15" draw:end-glue-point="3" svg:d="m3200 8000h300">
          <text:p/>
        </draw:connector>
        <draw:custom-shape draw:style-name="gr7" draw:text-style-name="P6" xml:id="id16" draw:id="id16" draw:layer="layout" svg:width="1.5cm" svg:height="0.4cm" svg:x="4.3cm" svg:y="7.8cm">
          <text:p text:style-name="P5"><text:span text:style-name="T3">Selection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xml:id="id31" draw:id="id31" draw:layer="layout" svg:width="0.5cm" svg:height="0.4cm" svg:x="4.8cm" svg:y="8.5cm">
          <text:p text:style-name="P5"><text:span text:style-name="T3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line" svg:x1="5.05cm" svg:y1="8.2cm" svg:x2="5.05cm" svg:y2="8.5cm" draw:start-shape="id16" draw:start-glue-point="2" draw:end-shape="id31" draw:end-glue-point="0" svg:d="m5050 8200v300">
          <text:p/>
        </draw:connector>
        <draw:connector draw:style-name="gr6" draw:text-style-name="P9" draw:layer="layout" svg:x1="5.8cm" svg:y1="8cm" svg:x2="6.1cm" svg:y2="8cm" draw:start-shape="id16" draw:start-glue-point="1" draw:end-shape="id32" draw:end-glue-point="3" svg:d="m5800 8000h300">
          <text:p/>
        </draw:connector>
        <draw:custom-shape draw:style-name="gr7" draw:text-style-name="P6" xml:id="id35" draw:id="id35" draw:layer="layout" svg:width="0.5cm" svg:height="0.4cm" svg:x="3.5cm" svg:y="12.4cm">
          <text:p text:style-name="P5"><text:span text:style-name="T3">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9" draw:layer="layout" svg:x1="1.6cm" svg:y1="12.6cm" svg:x2="1.9cm" svg:y2="12.6cm" draw:start-shape="id33" draw:start-glue-point="1" draw:end-shape="id34" draw:end-glue-point="3" svg:d="m1600 12600h300">
          <text:p/>
        </draw:connector>
        <draw:custom-shape draw:style-name="gr7" draw:text-style-name="P6" xml:id="id39" draw:id="id39" draw:layer="layout" svg:width="0.5cm" svg:height="0.4cm" svg:x="6.1cm" svg:y="12.4cm">
          <text:p text:style-name="P5"><text:span text:style-name="T3">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9" draw:layer="layout" svg:x1="4cm" svg:y1="12.6cm" svg:x2="4.3cm" svg:y2="12.6cm" draw:start-shape="id35" draw:start-glue-point="1" draw:end-shape="id36" draw:end-glue-point="3" svg:d="m4000 12600h300">
          <text:p/>
        </draw:connector>
        <draw:custom-shape draw:style-name="gr7" draw:text-style-name="P6" xml:id="id34" draw:id="id34" draw:layer="layout" svg:width="1.3cm" svg:height="0.4cm" svg:x="1.9cm" svg:y="12.4cm">
          <text:p text:style-name="P5"><text:span text:style-name="T3">Optional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xml:id="id37" draw:id="id37" draw:layer="layout" svg:width="0.5cm" svg:height="0.4cm" svg:x="2.3cm" svg:y="13.1cm">
          <text:p text:style-name="P5"><text:span text:style-name="T3">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line" svg:x1="2.55cm" svg:y1="12.8cm" svg:x2="2.55cm" svg:y2="13.1cm" draw:start-shape="id34" draw:start-glue-point="2" draw:end-shape="id37" draw:end-glue-point="0" svg:d="m2550 12800v300">
          <text:p/>
        </draw:connector>
        <draw:connector draw:style-name="gr6" draw:text-style-name="P9" draw:layer="layout" svg:x1="3.2cm" svg:y1="12.6cm" svg:x2="3.5cm" svg:y2="12.6cm" draw:start-shape="id34" draw:start-glue-point="1" draw:end-shape="id35" draw:end-glue-point="3" svg:d="m3200 12600h300">
          <text:p/>
        </draw:connector>
        <draw:custom-shape draw:style-name="gr7" draw:text-style-name="P6" xml:id="id36" draw:id="id36" draw:layer="layout" svg:width="1.5cm" svg:height="0.4cm" svg:x="4.3cm" svg:y="12.4cm">
          <text:p text:style-name="P5"><text:span text:style-name="T3">Selection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xml:id="id38" draw:id="id38" draw:layer="layout" svg:width="0.5cm" svg:height="0.4cm" svg:x="4.8cm" svg:y="13.1cm">
          <text:p text:style-name="P5"><text:span text:style-name="T3">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line" svg:x1="5.05cm" svg:y1="12.8cm" svg:x2="5.05cm" svg:y2="13.1cm" draw:start-shape="id36" draw:start-glue-point="2" draw:end-shape="id38" draw:end-glue-point="0" svg:d="m5050 12800v300">
          <text:p/>
        </draw:connector>
        <draw:connector draw:style-name="gr6" draw:text-style-name="P9" draw:layer="layout" svg:x1="5.8cm" svg:y1="12.6cm" svg:x2="6.1cm" svg:y2="12.6cm" draw:start-shape="id36" draw:start-glue-point="1" draw:end-shape="id39" draw:end-glue-point="3" svg:d="m5800 12600h300">
          <text:p/>
        </draw:connector>
        <draw:custom-shape draw:style-name="gr4" draw:text-style-name="P6" xml:id="id40" draw:id="id40" draw:layer="layout" svg:width="0.5cm" svg:height="0.4cm" svg:x="8cm" svg:y="9.1cm">
          <text:p text:style-name="P5"><text:span text:style-name="T3">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8" draw:layer="layout" draw:type="lines" draw:line-skew="0.301cm -0.301cm" svg:x1="8.25cm" svg:y1="9.1cm" svg:x2="10.05cm" svg:y2="8.4cm" draw:start-shape="id40" draw:start-glue-point="0" draw:end-shape="id24" draw:end-glue-point="2" svg:d="m8250 9100v-200l1800-300v-200">
          <text:p/>
        </draw:connector>
        <draw:custom-shape draw:style-name="gr4" draw:text-style-name="P6" xml:id="id42" draw:id="id42" draw:layer="layout" svg:width="0.5cm" svg:height="0.4cm" svg:x="10cm" svg:y="9.1cm">
          <text:p text:style-name="P5"><text:span text:style-name="T3">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xml:id="id41" draw:id="id41" draw:layer="layout" svg:width="0.5cm" svg:height="0.4cm" svg:x="10.6cm" svg:y="10cm">
          <text:p text:style-name="P5"><text:span text:style-name="T3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8" draw:layer="layout" draw:type="lines" draw:line-skew="0.301cm -0.301cm" svg:x1="10.85cm" svg:y1="10cm" svg:x2="11.45cm" svg:y2="9.5cm" draw:start-shape="id41" draw:start-glue-point="0" draw:end-shape="id25" draw:end-glue-point="2" svg:d="m10850 10000v-200l600-100v-200">
          <text:p/>
        </draw:connector>
        <draw:connector draw:style-name="gr1" draw:text-style-name="P18" draw:layer="layout" draw:type="lines" draw:line-skew="-0.301cm 0.301cm" svg:x1="10.05cm" svg:y1="8.4cm" svg:x2="10.25cm" svg:y2="9.1cm" draw:start-shape="id24" draw:start-glue-point="2" draw:end-shape="id42" draw:end-glue-point="0" svg:d="m10050 8400v200l200 300v200">
          <text:p/>
        </draw:connector>
        <draw:custom-shape draw:style-name="gr7" draw:text-style-name="P6" xml:id="id13" draw:id="id13" draw:layer="layout" svg:width="1.5cm" svg:height="0.4cm" svg:x="0.1cm" svg:y="7.8cm">
          <text:p text:style-name="P5"><text:span text:style-name="T3">Sequence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8" draw:layer="layout" draw:type="lines" draw:line-skew="0.401cm -0.401cm" svg:x1="0.45cm" svg:y1="8.5cm" svg:x2="0.85cm" svg:y2="8.2cm" draw:start-shape="id43" draw:start-glue-point="0" draw:end-shape="id13" draw:end-glue-point="2" svg:d="m450 8500v-100l400-100v-100">
          <text:p/>
        </draw:connector>
        <draw:connector draw:style-name="gr1" draw:text-style-name="P18" draw:layer="layout" draw:type="lines" draw:line-skew="-0.401cm 0.401cm" svg:x1="0.85cm" svg:y1="8.2cm" svg:x2="1.25cm" svg:y2="8.5cm" draw:start-shape="id13" draw:start-glue-point="2" draw:end-shape="id44" draw:end-glue-point="0" svg:d="m850 8200v100l400 100v100">
          <text:p/>
        </draw:connector>
        <draw:custom-shape draw:style-name="gr7" draw:text-style-name="P6" xml:id="id45" draw:id="id45" draw:layer="layout" svg:width="0.5cm" svg:height="0.4cm" svg:x="0.2cm" svg:y="10.6cm">
          <text:p text:style-name="P5"><text:span text:style-name="T3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xml:id="id46" draw:id="id46" draw:layer="layout" svg:width="0.5cm" svg:height="0.4cm" svg:x="1cm" svg:y="10.6cm">
          <text:p text:style-name="P5"><text:span text:style-name="T3">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xml:id="id17" draw:id="id17" draw:layer="layout" svg:width="1.5cm" svg:height="0.4cm" svg:x="0.1cm" svg:y="9.9cm">
          <text:p text:style-name="P5"><text:span text:style-name="T3">Sequence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8" draw:layer="layout" draw:type="lines" draw:line-skew="0.401cm -0.401cm" svg:x1="0.45cm" svg:y1="10.6cm" svg:x2="0.85cm" svg:y2="10.3cm" draw:start-shape="id45" draw:start-glue-point="0" draw:end-shape="id17" draw:end-glue-point="2" svg:d="m450 10600v-100l400-100v-100">
          <text:p/>
        </draw:connector>
        <draw:connector draw:style-name="gr1" draw:text-style-name="P18" draw:layer="layout" draw:type="lines" draw:line-skew="-0.401cm 0.401cm" svg:x1="0.85cm" svg:y1="10.3cm" svg:x2="1.25cm" svg:y2="10.6cm" draw:start-shape="id17" draw:start-glue-point="2" draw:end-shape="id46" draw:end-glue-point="0" svg:d="m850 10300v100l400 100v100">
          <text:p/>
        </draw:connector>
        <draw:custom-shape draw:style-name="gr7" draw:text-style-name="P6" xml:id="id47" draw:id="id47" draw:layer="layout" svg:width="0.5cm" svg:height="0.4cm" svg:x="0.2cm" svg:y="13.1cm">
          <text:p text:style-name="P5"><text:span text:style-name="T3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xml:id="id48" draw:id="id48" draw:layer="layout" svg:width="0.5cm" svg:height="0.4cm" svg:x="1cm" svg:y="13.1cm">
          <text:p text:style-name="P5"><text:span text:style-name="T3">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xml:id="id33" draw:id="id33" draw:layer="layout" svg:width="1.5cm" svg:height="0.4cm" svg:x="0.1cm" svg:y="12.4cm">
          <text:p text:style-name="P5"><text:span text:style-name="T3">Sequence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8" draw:layer="layout" draw:type="lines" draw:line-skew="0.401cm -0.401cm" svg:x1="0.45cm" svg:y1="13.1cm" svg:x2="0.85cm" svg:y2="12.8cm" draw:start-shape="id47" draw:start-glue-point="0" draw:end-shape="id33" draw:end-glue-point="2" svg:d="m450 13100v-100l400-100v-100">
          <text:p/>
        </draw:connector>
        <draw:connector draw:style-name="gr1" draw:text-style-name="P18" draw:layer="layout" draw:type="lines" draw:line-skew="-0.401cm 0.401cm" svg:x1="0.85cm" svg:y1="12.8cm" svg:x2="1.25cm" svg:y2="13.1cm" draw:start-shape="id33" draw:start-glue-point="2" draw:end-shape="id48" draw:end-glue-point="0" svg:d="m850 12800v100l400 100v1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hatch draw:name="Black_20_45_20_Degrees" draw:display-name="Black 45 Degrees" draw:style="single" draw:color="#c0c0c0" draw:distance="0.1cm" draw:rotation="450"/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 Light'" style:font-family-generic-asian="system" style:font-pitch-asian="variable" style:font-size-asian="24pt" style:language-asian="zh" style:country-asian="CN" style:font-family-complex="'DejaVu Sans Light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3cm" fo:page-height="13.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atrick </meta:initial-creator>
    <meta:creation-date>2012-01-22T19:33:09</meta:creation-date>
    <dc:date>2014-08-18T16:04:20.63</dc:date>
    <meta:editing-duration>P23DT2H54M49S</meta:editing-duration>
    <meta:editing-cycles>50</meta:editing-cycles>
    <meta:generator>LibreOffice/3.5$Windows_x86 LibreOffice_project/e0fbe70-5879838-a0745b0-0cd1158-638b327</meta:generator>
    <meta:document-statistic meta:object-count="156"/>
  </office:meta>
</office:document-meta>
</file>